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questions" style:list-style-name="WWNum1"/>
    <style:style style:name="P3" style:family="paragraph" style:parent-style-name="questions" style:list-style-name="">
      <style:paragraph-properties fo:margin-left="1.27cm" fo:margin-right="0cm" fo:text-indent="0cm" style:auto-text-indent="false"/>
    </style:style>
    <style:style style:name="T1" style:family="text">
      <style:text-properties officeooo:rsid="001c14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 n°1 La valeur et le temps</text:p>
      <text:h text:style-name="Heading_20_1" text:outline-level="1">Exercice n°1</text:h>
      <text:list xml:id="list1518718570" text:style-name="WWNum1">
        <text:list-item>
          <text:p text:style-name="P2">Calculer les taux mensuels proportionnel et équivalent à un taux annuel de 4%</text:p>
        </text:list-item>
        <text:list-item>
          <text:p text:style-name="P2">Calculer les taux annuels proportionnel et équivalent à un taux trimestriel<text:span text:style-name="T1">­</text:span> de 2%</text:p>
        </text:list-item>
      </text:list>
      <text:h text:style-name="Heading_20_1" text:outline-level="1">Exercice n°2</text:h>
      <text:p text:style-name="Standard">M.X place 5000,00 € au taux annuel de 3.5%. </text:p>
      <text:list xml:id="list120333438344487" text:continue-numbering="true" text:style-name="WWNum1">
        <text:list-item>
          <text:p text:style-name="P2">Combien M. X aura-t-il au bout de 3 ans s’il laisse les intérêts sur le compte ?</text:p>
        </text:list-item>
        <text:list-item>
          <text:p text:style-name="P2">Combien M. X aura-t-il au bout de 3 ans s’il enlève les intérêts dès qu’ils sont versés ?</text:p>
        </text:list-item>
        <text:list-item>
          <text:p text:style-name="P2">En laissant les intérêts sur le compte, combien de temps doit il laisser les 5000 € pour obtenir 6361.40 €</text:p>
        </text:list-item>
      </text:list>
      <text:p text:style-name="P3"/>
      <text:h text:style-name="Heading_20_1" text:outline-level="1">Exercice n°3</text:h>
      <text:list xml:id="list120333499728031" text:continue-numbering="true" text:style-name="WWNum1">
        <text:list-item>
          <text:p text:style-name="P2">Combien faudrait-il placer aujourd’hui, sur un livret A à 3% par an, pour disposer de 100.000 € dans 8 ans ?</text:p>
        </text:list-item>
      </text:list>
      <text:h text:style-name="Heading_20_1" text:outline-level="1">Exercice n°4</text:h>
      <text:list xml:id="list120334825829539" text:continue-numbering="true" text:style-name="WWNum1">
        <text:list-item>
          <text:p text:style-name="P2">À quel taux faut-il placer aujourd’hui 5000 € pour obtenir 6491.60 € dans 7 ans</text:p>
        </text:list-item>
      </text:list>
      <text:h text:style-name="Heading_20_1" text:outline-level="1">Exercice n°5</text:h>
      <text:p text:style-name="Standard">Mme Z place 500 € tous les mois sur un livret rémunéré 3% annuel. Utiliser un taux proportionnel pour toutes les questions</text:p>
      <text:list xml:id="list120334092012718" text:continue-numbering="true" text:style-name="WWNum1">
        <text:list-item>
          <text:p text:style-name="P2">Combien aura-t-elle au bout de 6 ans.</text:p>
        </text:list-item>
        <text:list-item>
          <text:p text:style-name="P2">Combien doit placer Mme Z tous les mois pour obtenir 51 717.37 € au bout de 5 ans</text:p>
        </text:list-item>
        <text:list-item>
          <text:p text:style-name="P2">Combien de temps doit elle placer 1000 € tous les mois pour obtenir 139 741.42 €</text:p>
        </text:list-item>
      </text:list>
      <text:p text:style-name="Standard">Dans la presse, on parle d’augmenter le taux d’intérêt du livret A. </text:p>
      <text:list xml:id="list120333941862735" text:continue-numbering="true" text:style-name="WWNum1">
        <text:list-item>
          <text:p text:style-name="P2">Quel devrait être le taux pour que M. Z récupère 250 000 € en faisant des versements de 1500 € mensuel pendant 10 ans </text:p>
        </text:list-item>
      </text:list>
      <text:h text:style-name="Heading_20_1" text:outline-level="1">Exercice n°6</text:h>
      <text:p text:style-name="Standard">Une assurance vie propose deux formules en cas de décès </text:p>
      <text:list text:style-name="WWNum2">
        <text:list-item>
          <text:p text:style-name="P1">Versement d’un capital de 100 000 €</text:p>
        </text:list-item>
        <text:list-item>
          <text:p text:style-name="P1">Versement d’une rente annuelle de 10 000 € pendant 12 ans.</text:p>
        </text:list-item>
      </text:list>
      <text:list xml:id="list120334963991155" text:continue-list="list120333941862735" text:style-name="WWNum1">
        <text:list-item>
          <text:p text:style-name="P2">En considérant que l’inflation est de 5% laquelle de ces deux formules est la plus intéressante ?</text:p>
        </text:list-item>
        <text:list-item>
          <text:p text:style-name="P2">Quel devrait être le montant de la rente pour que les deux solutions soient équivalentes ?</text:p>
        </text:list-item>
      </text:list>
      <text:h text:style-name="Heading_20_1" text:outline-level="1"><text:soft-page-break/>Exercice n°7</text:h>
      <text:list xml:id="list120334067937117" text:continue-numbering="true" text:style-name="WWNum1">
        <text:list-item>
          <text:p text:style-name="P2">Créer une feuille de calcul E<text:bookmark text:name="_GoBack"/>xcel qui automatise tous les calculs présentés dans les objectifs pédagogiques.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questions" style:family="paragraph" style:parent-style-name="List_20_Paragraph" style:list-style-name="WWNum1">
      <style:text-properties fo:font-weight="bold" style:font-weight-asian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Moulin</meta:initial-creator>
    <meta:editing-cycles>21</meta:editing-cycles>
    <meta:creation-date>2023-02-18T17:19:00</meta:creation-date>
    <dc:date>2024-03-21T12:03:33.310939503</dc:date>
    <meta:editing-duration>PT2H7M50S</meta:editing-duration>
    <meta:generator>LibreOffice/7.4.7.2$Linux_X86_64 LibreOffice_project/40$Build-2</meta:generator>
    <meta:document-statistic meta:table-count="0" meta:image-count="0" meta:object-count="0" meta:page-count="2" meta:paragraph-count="28" meta:word-count="340" meta:character-count="1764" meta:non-whitespace-character-count="1463"/>
    <meta:user-defined meta:name="AppVersion">16.0000</meta:user-defined>
    <meta:template xlink:type="simple" xlink:actuate="onRequest" xlink:title="Normal.dotm" xlink:href=""/>
  </office:meta>
</office:document-meta>
</file>